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202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202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7288" calcext:value-type="float">
            <text:p>30.11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202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202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2020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201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201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2017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201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2014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2013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201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2012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201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2009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200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7848" calcext:value-type="float">
            <text:p>30.78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200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2007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2006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200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200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200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200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2001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200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199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1998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199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199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199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1064" calcext:value-type="float">
            <text:p>30.61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199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199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1992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1991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199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198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1988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1987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1954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1" meta:object-count="0"/>
    <meta:user-defined meta:name="AppVersion">3.0</meta:user-defined>
  </office:meta>
</office:document-meta>
</file>